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" style:family="graphic" style:parent-style-name="standard">
      <style:graphic-properties draw:textarea-horizontal-align="justify" draw:textarea-vertical-align="middle" draw:auto-grow-height="false" fo:min-height="0.597cm" fo:min-width="0.77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6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9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2.675cm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textarea-horizontal-align="justify" draw:textarea-vertical-align="middle" draw:auto-grow-height="false" fo:min-height="2.163cm" fo:min-width="1.405cm"/>
    </style:style>
    <style:style style:name="gr1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524cm" svg:height="1.524cm" svg:x="1.224cm" svg:y="3.159cm">
          <text:p text:style-name="P1">VC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2" draw:text-style-name="P1" draw:layer="layout" svg:width="2.54cm" svg:height="2.54cm" draw:transform="rotate (-1.5707963267949) translate (11.13cm 2.651cm)">
            <text:p text:style-name="P1"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layer="layout" svg:width="2.159cm" svg:height="1.397cm" svg:x="8.59cm" svg:y="3.413cm">
            <draw:text-box>
              <text:p>HPA</text:p>
            </draw:text-box>
          </draw:frame>
        </draw:g>
        <draw:g xml:id="id7" draw:id="id7">
          <draw:custom-shape draw:style-name="gr4" draw:text-style-name="P1" draw:layer="layout" svg:width="2.54cm" svg:height="2.54cm" draw:transform="rotate (-1.5707963267949) translate (16.652cm 7.739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layer="layout" svg:width="1.734cm" svg:height="0.962cm" svg:x="14.918cm" svg:y="8.555cm">
            <draw:text-box>
              <text:p>LNA</text:p>
            </draw:text-box>
          </draw:frame>
        </draw:g>
        <draw:g xml:id="id6" draw:id="id6">
          <draw:custom-shape draw:style-name="gr6" draw:text-style-name="P1" xml:id="id1" draw:id="id1" draw:layer="layout" svg:width="1.524cm" svg:height="1.524cm" svg:x="11.318cm" svg:y="8.247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" draw:layer="layout" draw:type="line" svg:x1="11.541cm" svg:y1="8.47cm" svg:x2="12.619cm" svg:y2="9.548cm" draw:start-shape="id1" draw:start-glue-point="5" draw:end-shape="id1" draw:end-glue-point="9" svg:d="M11541 8470l1078 1078" svg:viewBox="0 0 1079 1079">
            <text:p/>
          </draw:connector>
          <draw:connector draw:style-name="gr7" draw:text-style-name="P1" draw:layer="layout" draw:type="line" svg:x1="12.619cm" svg:y1="8.47cm" svg:x2="11.541cm" svg:y2="9.548cm" draw:start-shape="id1" draw:start-glue-point="11" draw:end-shape="id1" draw:end-glue-point="7" svg:d="M12619 8470l-1078 1078" svg:viewBox="0 0 1079 1079">
            <text:p/>
          </draw:connector>
        </draw:g>
        <draw:frame draw:style-name="gr8" draw:layer="layout" svg:width="2.039cm" svg:height="0.962cm" svg:x="11.13cm" svg:y="9.898cm">
          <draw:text-box>
            <text:p>Mixer</text:p>
          </draw:text-box>
        </draw:frame>
        <draw:custom-shape draw:style-name="gr9" draw:text-style-name="P1" xml:id="id3" draw:id="id3" draw:layer="layout" svg:width="3.175cm" svg:height="1.524cm" svg:x="4.145cm" svg:y="3.159cm">
          <text:p text:style-name="P1">Atenuador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.748cm" svg:y1="3.921cm" svg:x2="4.145cm" svg:y2="3.921cm" draw:start-shape="id2" draw:start-glue-point="10" draw:end-shape="id3" draw:end-glue-point="3" svg:d="M2748 3921h1397" svg:viewBox="0 0 1398 1">
          <text:p/>
        </draw:connector>
        <draw:connector draw:style-name="gr10" draw:text-style-name="P1" draw:layer="layout" svg:x1="7.32cm" svg:y1="3.921cm" svg:x2="8.59cm" svg:y2="3.921cm" draw:start-shape="id3" draw:start-glue-point="1" draw:end-shape="id4" draw:end-glue-point="3" svg:d="M7320 3921h1270" svg:viewBox="0 0 1271 1">
          <text:p/>
        </draw:connector>
        <draw:custom-shape draw:style-name="gr11" draw:text-style-name="P1" xml:id="id5" draw:id="id5" draw:layer="layout" svg:width="1.905cm" svg:height="2.413cm" svg:x="11.13cm" svg:y="4.81cm">
          <text:p text:style-name="P1">PSC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1.13cm" svg:y1="3.921cm" svg:x2="12.082cm" svg:y2="4.81cm" draw:start-shape="id4" draw:start-glue-point="1" draw:end-shape="id5" draw:end-glue-point="0" svg:d="M11130 3921h952v889" svg:viewBox="0 0 953 890">
          <text:p/>
        </draw:connector>
        <draw:connector draw:style-name="gr10" draw:text-style-name="P1" draw:layer="layout" svg:x1="12.082cm" svg:y1="7.223cm" svg:x2="12.08cm" svg:y2="8.247cm" draw:start-shape="id5" draw:start-glue-point="2" draw:end-shape="id6" draw:end-glue-point="0" svg:d="M12082 7223v512h-2v512" svg:viewBox="0 0 3 1025">
          <text:p/>
        </draw:connector>
        <draw:connector draw:style-name="gr12" draw:text-style-name="P1" draw:layer="layout" draw:type="line" svg:x1="13.035cm" svg:y1="6.016cm" svg:x2="17.919cm" svg:y2="6.011cm" draw:start-shape="id5" draw:start-glue-point="1" svg:d="M13035 6016l4884-5" svg:viewBox="0 0 4885 6">
          <text:p text:style-name="P1"/>
          <text:p text:style-name="P1"/>
        </draw:connector>
        <draw:connector draw:style-name="gr10" draw:text-style-name="P1" draw:layer="layout" svg:x1="14.112cm" svg:y1="9.009cm" svg:x2="12.842cm" svg:y2="9.009cm" draw:start-shape="id7" draw:start-glue-point="3" draw:end-shape="id6" draw:end-glue-point="1" svg:d="M14112 9009h-1270" svg:viewBox="0 0 1271 1">
          <text:p/>
        </draw:connector>
        <draw:frame draw:style-name="gr13" draw:layer="layout" svg:width="2.826cm" svg:height="0.962cm" draw:transform="rotate (-1.5707963267949) translate (18.823cm 5.953cm)">
          <draw:text-box>
            <text:p>Antenas</text:p>
          </draw:text-box>
        </draw:frame>
        <draw:connector draw:style-name="gr10" draw:text-style-name="P1" draw:layer="layout" draw:type="line" svg:x1="17.913cm" svg:y1="9.01cm" svg:x2="16.652cm" svg:y2="9.009cm" draw:end-shape="id7" svg:d="M17913 9010l-1261-1" svg:viewBox="0 0 1262 2">
          <text:p/>
        </draw:connector>
        <draw:connector draw:style-name="gr12" draw:text-style-name="P1" draw:layer="layout" svg:x1="11.318cm" svg:y1="9.009cm" svg:x2="2.905cm" svg:y2="9.01cm" draw:start-shape="id6" draw:start-glue-point="3" svg:d="M11318 9009h-4457v1h-3956" svg:viewBox="0 0 8414 2">
          <text:p text:style-name="P1">A Receptor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4-13T20:15:45.600630602</meta:creation-date>
    <dc:date>2017-04-13T20:40:34.975242197</dc:date>
    <dc:creator>Francisco Soler</dc:creator>
    <meta:editing-duration>PT19M25S</meta:editing-duration>
    <meta:editing-cycles>11</meta:editing-cycles>
    <meta:generator>LibreOffice/4.3.3.2$Linux_X86_64 LibreOffice_project/430m0$Build-2</meta:generator>
    <meta:document-statistic meta:object-count="23"/>
  </office:meta>
</office:document-meta>
</file>